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3.5pt" fo:letter-spacing="normal" fo:font-style="normal" fo:font-weight="normal"/>
    </style:style>
    <style:style style:name="P4"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5"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6"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7"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8"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9"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T1" style:family="text">
      <style:text-properties fo:font-variant="normal" fo:text-transform="none" fo:color="#94a3b8" loext:opacity="100%" style:font-name="Arial2" fo:font-size="13.5pt" fo:letter-spacing="normal" fo:font-style="normal" fo:font-weight="normal"/>
    </style:style>
    <style:style style:name="T2" style:family="text">
      <style:text-properties fo:font-variant="normal" fo:text-transform="none" fo:color="#94a3b8" loext:opacity="100%" style:font-name="Arial2" fo:font-size="10.5pt" fo:letter-spacing="normal" fo:font-style="normal" fo:font-weight="bold" loext:padding="0.049cm" loext:border="0.06pt solid #000000"/>
    </style:style>
    <style:style style:name="T3" style:family="text">
      <style:text-properties fo:font-variant="normal" fo:text-transform="none" fo:color="#94a3b8" loext:opacity="100%" style:font-name="Arial2" fo:font-size="10.5pt" fo:letter-spacing="normal" fo:font-style="normal" fo:font-weight="normal"/>
    </style:style>
    <style:style style:name="T4" style:family="text">
      <style:text-properties fo:font-variant="normal" fo:text-transform="none" fo:color="#94a3b8" loext:opacity="100%" style:text-line-through-style="none" style:text-line-through-type="none" style:font-name="Arial2" fo:font-size="10.5pt" fo:letter-spacing="normal" fo:font-style="normal" style:text-underline-style="none" fo:font-weight="bold" style:text-blinking="false" loext:padding="0.049cm" loext:border="0.06pt solid #000000"/>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span text:style-name="T1">Core Concepts</text:span></text:h>
      <text:list text:style-name="L1">
        <text:list-item>
          <text:p text:style-name="P2"><text:span text:style-name="Strong_20_Emphasis"><text:span text:style-name="T2">Azure AD Instance Structure</text:span></text:span><text:span text:style-name="T3">:<text:line-break/>Traditionally, an Azure AD tenant contains users, groups, service principals, and applications in a </text:span><text:span text:style-name="Strong_20_Emphasis"><text:span text:style-name="T2">flat structure</text:span></text:span><text:span text:style-name="T3"> without hierarchical subdivisions. All users and groups exist on the same level within the tenant.</text:span></text:p>
        </text:list-item>
        <text:list-item>
          <text:p text:style-name="P2"><text:span text:style-name="Strong_20_Emphasis"><text:span text:style-name="T2">Azure AD Roles</text:span></text:span><text:span text:style-name="T3">:<text:line-break/>Azure AD includes many built-in roles (e.g., Global Administrator, User Administrator) that grant permissions across the entire tenant. These differ from Azure Resource Manager roles and are primarily used for managing Azure AD and related services like Office 365.</text:span></text:p>
        </text:list-item>
        <text:list-item>
          <text:p text:style-name="P2"><text:span text:style-name="Strong_20_Emphasis"><text:span text:style-name="T2">Limitation of Traditional Role Assignment</text:span></text:span><text:span text:style-name="T3">:<text:line-break/>Roles are assigned at the </text:span><text:span text:style-name="Strong_20_Emphasis"><text:span text:style-name="T2">tenant-wide level</text:span></text:span><text:span text:style-name="T3">, meaning a user with a role has permissions across all users and groups in that tenant. There is no native way to restrict a role’s scope to a subset of users or groups.</text:span></text:p>
        </text:list-item>
      </text:list>
      <text:p text:style-name="Horizontal_20_Line"/>
      <text:h text:style-name="P3" text:outline-level="3">Introduction to Administrative Units (AUs)</text:h>
      <text:list text:style-name="L2">
        <text:list-item>
          <text:p text:style-name="P4"><text:span text:style-name="Strong_20_Emphasis"><text:span text:style-name="T2">Purpose</text:span></text:span><text:span text:style-name="T3">:<text:line-break/>AUs enable </text:span><text:span text:style-name="Strong_20_Emphasis"><text:span text:style-name="T2">delegation of administrative roles</text:span></text:span><text:span text:style-name="T3"> scoped to a specific subset of users and groups within an Azure AD tenant. This allows, for example, a branch office or department to have local admins with limited permissions only over their own users.</text:span></text:p>
        </text:list-item>
        <text:list-item>
          <text:p text:style-name="P4"><text:span text:style-name="Strong_20_Emphasis"><text:span text:style-name="T2">Creation and Scope</text:span></text:span><text:span text:style-name="T3">:</text:span></text:p>
          <text:list>
            <text:list-item>
              <text:p text:style-name="P4"><text:span text:style-name="T3">Only users with </text:span><text:span text:style-name="Strong_20_Emphasis"><text:span text:style-name="T2">Global Administrator</text:span></text:span><text:span text:style-name="T3"> or </text:span><text:span text:style-name="Strong_20_Emphasis"><text:span text:style-name="T2">Privileged Role Administrator</text:span></text:span><text:span text:style-name="T3"> roles can create and manage AUs.</text:span></text:p>
            </text:list-item>
            <text:list-item>
              <text:p text:style-name="P5">Multiple AUs can exist in one tenant.</text:p>
            </text:list-item>
            <text:list-item>
              <text:p text:style-name="P4"><text:span text:style-name="T3">Users and groups can be added to multiple AUs, but </text:span><text:span text:style-name="Strong_20_Emphasis"><text:span text:style-name="T2">AUs cannot be nested inside each other</text:span></text:span><text:span text:style-name="T3">.</text:span></text:p>
            </text:list-item>
          </text:list>
        </text:list-item>
        <text:list-item>
          <text:p text:style-name="P4"><text:span text:style-name="Strong_20_Emphasis"><text:span text:style-name="T2">Role Assignment Within AUs</text:span></text:span><text:span text:style-name="T3">:<text:line-break/>Roles such as User Administrator or Help Desk Administrator can be assigned </text:span><text:span text:style-name="Strong_20_Emphasis"><text:span text:style-name="T2">at the AU level</text:span></text:span><text:span text:style-name="T3">, granting scoped permissions only over the members of that AU.</text:span></text:p>
        </text:list-item>
        <text:list-item>
          <text:p text:style-name="P4"><text:span text:style-name="Strong_20_Emphasis"><text:span text:style-name="T2">Licensing Requirements</text:span></text:span><text:span text:style-name="T3">:<text:line-break/>Assigning roles in AUs requires the admin to have an </text:span><text:span text:style-name="Strong_20_Emphasis"><text:span text:style-name="T2">Azure AD Premium P1 license or above</text:span></text:span><text:span text:style-name="T3">, but the users inside the AU can be on the free tier.</text:span></text:p>
        </text:list-item>
      </text:list>
      <text:p text:style-name="Horizontal_20_Line"><text:soft-page-break/></text:p>
      <text:h text:style-name="P3" text:outline-level="3">Important Functional Details</text:h>
      <text:list text:style-name="L3">
        <text:list-item>
          <text:p text:style-name="P6"><text:span text:style-name="Strong_20_Emphasis"><text:span text:style-name="T2">Users vs Groups in AUs</text:span></text:span><text:span text:style-name="T3">:</text:span></text:p>
          <text:list>
            <text:list-item>
              <text:p text:style-name="P6"><text:span text:style-name="T3">Adding a </text:span><text:span text:style-name="Strong_20_Emphasis"><text:span text:style-name="T2">user</text:span></text:span><text:span text:style-name="T3"> to an AU gives the delegated admin control over that user’s account.</text:span></text:p>
            </text:list-item>
            <text:list-item>
              <text:p text:style-name="P6"><text:span text:style-name="T3">Adding a </text:span><text:span text:style-name="Strong_20_Emphasis"><text:span text:style-name="T2">group</text:span></text:span><text:span text:style-name="T3"> to an AU grants control over the </text:span><text:span text:style-name="Strong_20_Emphasis"><text:span text:style-name="T2">group object itself</text:span></text:span><text:span text:style-name="T3"> (e.g., managing group membership and properties), </text:span><text:span text:style-name="Strong_20_Emphasis"><text:span text:style-name="T2">not</text:span></text:span><text:span text:style-name="T3"> over the users inside the group.</text:span></text:p>
            </text:list-item>
          </text:list>
        </text:list-item>
        <text:list-item>
          <text:p text:style-name="P6"><text:span text:style-name="Strong_20_Emphasis"><text:span text:style-name="T2">Security Implication</text:span></text:span><text:span text:style-name="T3">:<text:line-break/>This separation prevents privilege escalation. If group members were automatically manageable through AU role assignment, an admin could add users to a group to gain control over those users’ accounts, which is a security risk.</text:span></text:p>
        </text:list-item>
        <text:list-item>
          <text:p text:style-name="P6"><text:span text:style-name="Strong_20_Emphasis"><text:span text:style-name="T2">Example Scenario</text:span></text:span><text:span text:style-name="T3">:<text:line-break/>A delegated admin assigned User Administrator role for an AU can reset passwords for users explicitly added to that AU, but </text:span><text:span text:style-name="Strong_20_Emphasis"><text:span text:style-name="T2">cannot</text:span></text:span><text:span text:style-name="T3"> reset passwords for users who are only members of groups added to the AU.</text:span></text:p>
        </text:list-item>
      </text:list>
      <text:p text:style-name="Horizontal_20_Line"/>
      <text:h text:style-name="P3" text:outline-level="3">Features and Usage</text:h>
      <text:list text:style-name="L4">
        <text:list-item>
          <text:p text:style-name="P7"><text:span text:style-name="Strong_20_Emphasis"><text:span text:style-name="T2">Management Interfaces</text:span></text:span><text:span text:style-name="T3">:</text:span></text:p>
          <text:list>
            <text:list-item>
              <text:p text:style-name="P8">Administrative Units can be managed via the Azure portal, PowerShell, REST API, and CSV bulk uploads.</text:p>
            </text:list-item>
            <text:list-item>
              <text:p text:style-name="P7"><text:span text:style-name="T3">Delegated admins can use the </text:span><text:a xlink:type="simple" xlink:href="http://mystaff.microsoft.com/" text:style-name="Internet_20_link" text:visited-style-name="Visited_20_Internet_20_Link"><text:span text:style-name="Strong_20_Emphasis"><text:span text:style-name="T4">mystaff.microsoft.com</text:span></text:span></text:a><text:span text:style-name="T3"> portal for a streamlined user experience limited to their AU scope.</text:span></text:p>
            </text:list-item>
          </text:list>
        </text:list-item>
        <text:list-item>
          <text:p text:style-name="P7"><text:span text:style-name="Strong_20_Emphasis"><text:span text:style-name="T2">Role Options</text:span></text:span><text:span text:style-name="T3">:<text:line-break/>Roles assignable at the AU level include:</text:span></text:p>
          <text:list>
            <text:list-item>
              <text:p text:style-name="P8">Authentication Administrator</text:p>
            </text:list-item>
            <text:list-item>
              <text:p text:style-name="P8">Groups Administrator</text:p>
            </text:list-item>
            <text:list-item>
              <text:p text:style-name="P8">Help Desk Administrator</text:p>
            </text:list-item>
            <text:list-item>
              <text:p text:style-name="P8">License Administrator</text:p>
            </text:list-item>
            <text:list-item>
              <text:p text:style-name="P8">Password Administrator</text:p>
            </text:list-item>
            <text:list-item>
              <text:p text:style-name="P8">User Administrator</text:p>
            </text:list-item>
          </text:list>
        </text:list-item>
        <text:list-item>
          <text:p text:style-name="P7"><text:span text:style-name="Strong_20_Emphasis"><text:span text:style-name="T2">Granular Delegation Benefits</text:span></text:span><text:span text:style-name="T3">:</text:span></text:p>
          <text:list>
            <text:list-item>
              <text:p text:style-name="P8"><text:soft-page-break/>Enables organizational units (departments, branches) to have localized management.</text:p>
            </text:list-item>
            <text:list-item>
              <text:p text:style-name="P8">Reduces risk by limiting admin privileges to only the necessary scope.</text:p>
            </text:list-item>
            <text:list-item>
              <text:p text:style-name="P8">Supports compliance and security best practices by minimizing overbroad permissions.</text:p>
            </text:list-item>
          </text:list>
        </text:list-item>
      </text:list>
      <text:p text:style-name="Horizontal_20_Line"/>
      <text:h text:style-name="P3" text:outline-level="3">Key Insights</text:h>
      <text:list text:style-name="L5">
        <text:list-item>
          <text:p text:style-name="P9"><text:span text:style-name="Strong_20_Emphasis"><text:span text:style-name="T2">Administrative Units provide a way to delegate Azure AD roles with scoped permissions</text:span></text:span><text:span text:style-name="T3">, breaking the traditional tenant-wide role assignment model.</text:span></text:p>
        </text:list-item>
        <text:list-item>
          <text:p text:style-name="P9"><text:span text:style-name="Strong_20_Emphasis"><text:span text:style-name="T2">Users can belong to multiple AUs, but AUs cannot be nested</text:span></text:span><text:span text:style-name="T3">.</text:span></text:p>
        </text:list-item>
        <text:list-item>
          <text:p text:style-name="P9"><text:span text:style-name="Strong_20_Emphasis"><text:span text:style-name="T2">Groups added to an AU only grant control over the group object, not the members</text:span></text:span><text:span text:style-name="T3">, preventing privilege escalation.</text:span></text:p>
        </text:list-item>
        <text:list-item>
          <text:p text:style-name="P9"><text:span text:style-name="T3">Delegated admins need </text:span><text:span text:style-name="Strong_20_Emphasis"><text:span text:style-name="T2">Azure AD P1 license or higher</text:span></text:span><text:span text:style-name="T3">, but managed users do not.</text:span></text:p>
        </text:list-item>
        <text:list-item>
          <text:p text:style-name="P9"><text:span text:style-name="T3">The feature is currently </text:span><text:span text:style-name="Strong_20_Emphasis"><text:span text:style-name="T2">in preview</text:span></text:span><text:span text:style-name="T3"> and applies only to regular Azure AD tenants, </text:span><text:span text:style-name="Strong_20_Emphasis"><text:span text:style-name="T2">not Azure AD B2C</text:span></text:span><text:span text:style-name="T3">.</text:span></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8T17:41:31.603084800</meta:creation-date>
    <dc:date>2026-01-25T21:34:48.828760100</dc:date>
    <meta:editing-duration>PT1M13S</meta:editing-duration>
    <meta:editing-cycles>2</meta:editing-cycles>
    <meta:generator>LibreOffice/25.8.4.2$Windows_X86_64 LibreOffice_project/290daaa01b999472f0c7a3890eb6a550fd74c6df</meta:generator>
    <meta:document-statistic meta:table-count="0" meta:image-count="0" meta:object-count="0" meta:page-count="3" meta:paragraph-count="39" meta:word-count="608" meta:character-count="3699" meta:non-whitespace-character-count="3164"/>
  </office:meta>
</office:document-meta>
</file>